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7" style:family="paragraph" style:parent-style-name="Footnote">
      <style:text-properties officeooo:paragraph-rsid="0fda15e0"/>
    </style:style>
    <style:style style:name="P78" style:family="paragraph" style:parent-style-name="Standard">
      <style:text-properties officeooo:paragraph-rsid="0fe106d1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6" style:family="paragraph" style:parent-style-name="Standard" style:list-style-name="L1">
      <style:paragraph-properties fo:break-before="page"/>
      <style:text-properties officeooo:paragraph-rsid="0b0ddd8e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fc2b5"/>
    </style:style>
    <style:style style:name="P91" style:family="paragraph" style:parent-style-name="Standard">
      <style:text-properties officeooo:paragraph-rsid="105130c2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officeooo:rsid="0f19e10f"/>
    </style:style>
    <style:style style:name="T20" style:family="text">
      <style:text-properties style:font-name="Liberation Sans" officeooo:rsid="0f1e3d19"/>
    </style:style>
    <style:style style:name="T21" style:family="text">
      <style:text-properties style:font-name="Ubuntu1" fo:font-size="11pt" style:font-size-asian="11pt" style:font-size-complex="11pt"/>
    </style:style>
    <style:style style:name="T22" style:family="text">
      <style:text-properties style:font-name="Ubuntu1" fo:font-size="10pt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6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1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2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5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font-name="Liberation Sans" fo:font-size="12pt" style:font-size-asian="12pt" style:font-size-complex="12pt"/>
    </style:style>
    <style:style style:name="T207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8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9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1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1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1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21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2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9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40" style:family="text">
      <style:text-properties style:use-window-font-color="true" loext:opacity="0%" style:font-name="Liberation Sans" officeooo:rsid="047da547"/>
    </style:style>
    <style:style style:name="T241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5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" fo:font-size="12pt" style:font-size-asian="12pt" style:font-size-complex="12pt"/>
    </style:style>
    <style:style style:name="T277" style:family="text">
      <style:text-properties style:use-window-font-color="true" loext:opacity="0%" style:font-name="Liberation Sans" officeooo:rsid="0efd8e5c"/>
    </style:style>
    <style:style style:name="T278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0" style:family="text">
      <style:text-properties officeooo:rsid="04473353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officeooo:rsid="0aace3cd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6" style:family="text">
      <style:text-properties officeooo:rsid="0f0ca65a"/>
    </style:style>
    <style:style style:name="T307" style:family="text">
      <style:text-properties officeooo:rsid="0f8f58bd"/>
    </style:style>
    <style:style style:name="T308" style:family="text">
      <style:text-properties officeooo:rsid="0f95a7a0"/>
    </style:style>
    <style:style style:name="T309" style:family="text">
      <style:text-properties style:text-underline-style="none"/>
    </style:style>
    <style:style style:name="T310" style:family="text">
      <style:text-properties style:font-name="Liberation Mono" fo:font-size="8pt" style:font-size-asian="8pt" style:font-size-complex="8pt" loext:padding="0.049cm" loext:border="0.31pt solid #000000"/>
    </style:style>
    <style:style style:name="T3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4"><text:span text:style-name="Strong_20_Emphasis"><text:span text:style-name="T173">C</text:span></text:span><text:span text:style-name="Strong_20_Emphasis"><text:span text:style-name="T172">hecklist voor </text:span></text:span><text:span text:style-name="Strong_20_Emphasis"><text:span text:style-name="T174">de installatie</text:span></text:span><text:span text:style-name="Strong_20_Emphasis"><text:span text:style-name="T172"> van </text:span></text:span><text:span text:style-name="Strong_20_Emphasis"><text:span text:style-name="T172"><text:user-field-get text:name="Distro">Ubuntu</text:user-field-get></text:span></text:span><text:span text:style-name="Strong_20_Emphasis"><text:span text:style-name="T172"><text:s/></text:span></text:span><text:span text:style-name="Strong_20_Emphasis"><text:span text:style-name="T178"><text:user-field-get text:name="Version">24.04</text:user-field-get></text:span></text:span><text:span text:style-name="Strong_20_Emphasis"><text:span text:style-name="T176"><text:note text:id="ftn1" text:note-class="footnote"><text:note-citation>1</text:note-citation><text:note-body><text:p text:style-name="P79"><text:span text:style-name="T293">D</text:span><text:span text:style-name="T284">eze </text:span><text:span text:style-name="Strong_20_Emphasis"><text:span text:style-name="T295"><text:user-field-get text:name="Distro">Ubuntu</text:user-field-get></text:span></text:span><text:span text:style-name="T286"><text:s/></text:span><text:span text:style-name="T296"><text:user-field-get text:name="Version">24.04</text:user-field-get></text:span><text:span text:style-name="T296"><text:s/>Desktop</text:span><text:span text:style-name="T284"> (codenaam </text:span><text:span text:style-name="T292">noble</text:span><text:span text:style-name="T284">) van april</text:span><text:span text:style-name="T287"> </text:span><text:span text:style-name="Strong_20_Emphasis"><text:span text:style-name="T297"><text:user-field-get text:name="Releaseyear">2024</text:user-field-get></text:span></text:span><text:span text:style-name="T288"><text:s/></text:span><text:span text:style-name="T293">is een zogenaamde </text:span><text:span text:style-name="T284">LTS-</text:span><text:span text:style-name="T293">versie</text:span><text:span text:style-name="T284"> </text:span><text:span text:style-name="T293">(</text:span><text:span text:style-name="T284">staat voor Long-Term Support, </text:span><text:span text:style-name="T285">langetermijnondersteuning</text:span><text:span text:style-name="T293">)</text:span><text:span text:style-name="T285"> </text:span><text:span text:style-name="T294">en</text:span><text:span text:style-name="T288"> </text:span><text:span text:style-name="T284">wordt gedurende 5 jaar ondersteund tot april 202</text:span><text:span text:style-name="T292">9</text:span><text:span text:style-name="T284">, en met een </text:span><text:span text:style-name="T291">gratis persoonlijk </text:span><text:span text:style-name="T284">Ubuntu </text:span><text:span text:style-name="T289">P</text:span><text:span text:style-name="T284">ro-abonnement gedurende 1</text:span><text:span text:style-name="T290">0</text:span><text:span text:style-name="T284"> jaar tot april 203</text:span><text:span text:style-name="T292">4</text:span><text:span text:style-name="T284">.</text:span></text:p></text:note-body></text:note></text:span></text:span><text:span text:style-name="Strong_20_Emphasis"><text:span text:style-name="T177"><text:s/></text:span></text:span><text:span text:style-name="Strong_20_Emphasis"><text:span text:style-name="T179">Desktop</text:span></text:span><text:span text:style-name="Strong_20_Emphasis"><text:span text:style-name="T175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20">Vul </text:span><text:span text:style-name="T19">achter</text:span><text:span text:style-name="T16"> de </text:span><text:span text:style-name="Definition"><text:span text:style-name="T306">ONDERSTREEPTE</text:span></text:span><text:span text:style-name="T1"> </text:span><text:span text:style-name="T17">woorden</text:span><text:span text:style-name="T16"> het</text:span><text:span text:style-name="Strong_20_Emphasis"><text:span text:style-name="T222"> </text:span></text:span><text:span text:style-name="Strong_20_Emphasis"><text:span text:style-name="T223">tekstvak</text:span></text:span><text:span text:style-name="T17"> </text:span><text:span text:style-name="T20">in,</text:span><text:span text:style-name="T17"> </text:span><text:span text:style-name="T240">zie </text:span><text:span text:style-name="T277">[</text:span><text:span text:style-name="T240">toelichting</text:span><text:span text:style-name="T277">]</text:span><text:span text:style-name="T17">:</text:span></text:p>
      <text:p text:style-name="P2"><text:span text:style-name="Definition"><text:span text:style-name="T24">GEBRUIKER</text:span></text:span><text:span text:style-name="T248"><text:tab/><text:tab/></text:span><text:span text:style-name="T276"> <text:tab/><text:tab/></text:span><text:span text:style-name="T249"><draw:control text:anchor-type="as-char" svg:y="-0.4cm" draw:z-index="12" draw:name="Gebruiker 2" draw:style-name="gr2" draw:text-style-name="P93" svg:width="6.4cm" svg:height="0.6cm" draw:control="control11"><svg:title>Gebruiker</svg:title><svg:desc>Volledige naam, bijv. Jan Stek</svg:desc></draw:control></text:span><text:span text:style-name="T249"><text:tab/> <text:s text:c="2"/></text:span><text:span text:style-name="T250">[</text:span><text:span text:style-name="T252">N</text:span><text:span text:style-name="T243">aam, bijv. </text:span><text:span text:style-name="T244">J</text:span><text:span text:style-name="T274">a</text:span><text:span text:style-name="T244">n </text:span><text:span text:style-name="T274">Jansen</text:span><text:span text:style-name="T275">]</text:span></text:p>
      <text:p text:style-name="P78"><text:span text:style-name="Definition"><text:span text:style-name="T242">g</text:span></text:span><text:span text:style-name="Definition">ebruikersnaam</text:span><text:span text:style-name="Definition"><text:span text:style-name="T309"><text:tab/></text:span></text:span><text:span text:style-name="T241"><draw:control text:anchor-type="as-char" svg:y="-0.4cm" draw:z-index="13" draw:name="Gberuikersnaam 3" draw:style-name="gr2" draw:text-style-name="P93" svg:width="6.4cm" svg:height="0.6cm" draw:control="control12"><svg:title>Gebruikersnaam</svg:title><svg:desc>Korte naam, bijv. jan</svg:desc></draw:control></text:span><text:span text:style-name="T241"><text:tab/> <text:s text:c="2"/></text:span><text:span text:style-name="T7">[</text:span><text:span text:style-name="T9">Gebruikers</text:span><text:span text:style-name="T6">naam, bijv. </text:span><text:span text:style-name="T185">j</text:span><text:span text:style-name="T186">a</text:span><text:span text:style-name="T185">n</text:span><text:span text:style-name="T187">]</text:span></text:p>
      <text:p text:style-name="P2"><text:span text:style-name="Definition">COMPUTERNAAM</text:span><text:span text:style-name="T254"><text:tab/><text:tab/></text:span><draw:control text:anchor-type="as-char" svg:y="-0.4cm" draw:z-index="14" draw:name="Computernaam 1" draw:style-name="gr2" draw:text-style-name="P93" svg:width="6.4cm" svg:height="0.6cm" draw:control="control13"><svg:title>Computernaam</svg:title><svg:desc>Unieke naam van de computer</svg:desc></draw:control><text:tab/> <text:s text:c="2"/><text:span text:style-name="T259">[</text:span><text:span text:style-name="T260">N</text:span><text:span text:style-name="T255">aam van de compute</text:span><text:span text:style-name="T256">r, </text:span><text:span text:style-name="T257">bijv. </text:span><text:span text:style-name="T258">pc02</text:span><text:span text:style-name="T259">]</text:span></text:p>
      <text:p text:style-name="P2"><text:span text:style-name="Definition"><text:span text:style-name="T262">GEBRUIKER</text:span></text:span><text:span text:style-name="Definition"><text:span text:style-name="T268"><text:tab/></text:span></text:span><text:span text:style-name="T261"><text:tab/></text:span><text:span text:style-name="T276"> <text:tab/><text:tab/></text:span><text:span text:style-name="T249"><draw:control text:anchor-type="as-char" svg:y="-0.4cm" draw:z-index="15" draw:name="Gebruiker 3" draw:style-name="gr2" draw:text-style-name="P93" svg:width="6.4cm" svg:height="0.6cm" draw:control="control14"><svg:title>Gebruiker</svg:title><svg:desc>Volledige naam, bijv. Jan Stek</svg:desc></draw:control></text:span><text:span text:style-name="T249"><text:tab/> <text:s text:c="2"/></text:span><text:span text:style-name="T250">[</text:span><text:span text:style-name="T253">N</text:span><text:span text:style-name="T243">aam </text:span><text:span text:style-name="T247">evt. 2</text:span><text:span text:style-name="T278">e</text:span><text:span text:style-name="T245"> gebruiker</text:span><text:span text:style-name="T246">]</text:span></text:p>
      <text:p text:style-name="P91"><text:span text:style-name="Definition"><text:span text:style-name="T262">GEBRUIKERSN</text:span></text:span><text:span text:style-name="Definition"><text:span text:style-name="T263">aa</text:span></text:span><text:span text:style-name="Definition"><text:span text:style-name="T262">M</text:span></text:span><text:span text:style-name="Definition"><text:span text:style-name="T268"><text:tab/></text:span></text:span><text:span text:style-name="T241"><draw:control text:anchor-type="as-char" svg:y="-0.4cm" draw:z-index="16" draw:name="Gberuikersnaam 4" draw:style-name="gr2" draw:text-style-name="P93" svg:width="6.4cm" svg:height="0.6cm" draw:control="control15"><svg:title>Gebruikersnaam</svg:title><svg:desc>Korte naam, bijv. jan</svg:desc></draw:control></text:span><text:span text:style-name="T241"><text:tab/> <text:s text:c="2"/></text:span><text:span text:style-name="T265">[</text:span><text:span text:style-name="T267">Gebruikers</text:span><text:span text:style-name="T265">naam</text:span><text:span text:style-name="T269"> </text:span><text:span text:style-name="T270">e</text:span><text:span text:style-name="T271">vt. 2</text:span><text:span text:style-name="T279">e</text:span><text:span text:style-name="T271"> </text:span><text:span text:style-name="T272">gebruiker</text:span><text:span text:style-name="T273">]</text:span></text:p>
      <text:p text:style-name="P1"><text:span text:style-name="T188">Vervang </text:span><text:span text:style-name="T195">de</text:span><text:span text:style-name="T188"> </text:span><text:span text:style-name="Definition"><text:span text:style-name="T25">ONDERSTREEPTE</text:span></text:span><text:span text:style-name="T188"> </text:span><text:span text:style-name="T189">woorden </text:span><text:span text:style-name="T188">in deze checklist door </text:span><text:span text:style-name="T195">d</text:span><text:span text:style-name="T196">i</text:span><text:span text:style-name="T195">e </text:span><text:span text:style-name="T194">in </text:span><text:span text:style-name="T196">het</text:span><text:span text:style-name="Strong_20_Emphasis"><text:span text:style-name="T63"> </text:span></text:span><text:span text:style-name="Strong_20_Emphasis"><text:span text:style-name="T82">tekstvak</text:span></text:span><text:span text:style-name="T188">.</text:span></text:p>
      <text:p text:style-name="P40"/>
      <text:p text:style-name="P40"/>
      <text:p text:style-name="P3"><text:span text:style-name="T200">Nog niet op Linux?</text:span><text:span text:style-name="T190"><text:tab/></text:span><text:span text:style-name="Strong_20_Emphasis"><text:span text:style-name="T86"><draw:control text:anchor-type="as-char" draw:z-index="17" draw:name="Vorm3" draw:style-name="gr1" draw:text-style-name="P92" svg:width="0.35cm" svg:height="0.35cm" draw:control="control16"/></text:span></text:span><text:span text:style-name="T197"><text:tab/></text:span><text:span text:style-name="T198">G</text:span><text:span text:style-name="T191">ebruik </text:span><text:span text:style-name="Strong_20_Emphasis"><text:span text:style-name="T201">Checklist </text:span></text:span><text:span text:style-name="Strong_20_Emphasis"><text:span text:style-name="T202">overzetten</text:span></text:span><text:span text:style-name="T19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192"> onder </text:span><text:span text:style-name="T199">Linux</text:span><text:span text:style-name="T193">.</text:span></text:p>
      <text:p text:style-name="P39"><text:span text:style-name="T162">Nieuwe installatie?</text:span><text:span text:style-name="T158"><text:tab/></text:span><text:span text:style-name="Strong_20_Emphasis"><text:span text:style-name="T85"><draw:control text:anchor-type="as-char" draw:z-index="18" draw:name="Vorm 2" draw:style-name="gr1" draw:text-style-name="P92" svg:width="0.35cm" svg:height="0.35cm" draw:control="control17"/></text:span></text:span><text:span text:style-name="T161"><text:tab/></text:span><text:span text:style-name="T160">B</text:span><text:span text:style-name="T158">egin bij hoofdstuk </text:span><text:span text:style-name="T162"><text:bookmark-ref text:reference-format="page" text:ref-name="__RefNumPara__4009_1271708128">2</text:bookmark-ref></text:span><text:span text:style-name="T158"><text:s text:c="2"/></text:span><text:span text:style-name="T163"><text:bookmark-ref text:reference-format="text" text:ref-name="__RefNumPara__4009_1271708128">Installatie uitvoeren</text:bookmark-ref></text:span><text:span text:style-name="T159">.</text:span></text:p>
      <text:p text:style-name="P22"/>
      <text:p text:style-name="P22"/>
      <text:list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4"><draw:control text:anchor-type="as-char" draw:z-index="5" draw:name="Vorm3_0" draw:style-name="gr1" draw:text-style-name="P9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4"><draw:control text:anchor-type="as-char" draw:z-index="8" draw:name="Vorm3_ 2" draw:style-name="gr1" draw:text-style-name="P9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9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53"><text:span text:style-name="User_20_Entry"><text:span text:style-name="T117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304">gebruiker</text:span></text:span><text:span text:style-name="User_20_Entry"><text:span text:style-name="T128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6"><draw:control text:anchor-type="as-char" draw:z-index="19" draw:name="Vorm4" draw:style-name="gr1" draw:text-style-name="P92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1"><text:span text:style-name="Strong_20_Emphasis"><text:span text:style-name="T78">D</text:span></text:span><text:span text:style-name="Strong_20_Emphasis"><text:span text:style-name="T63">ruk op de </text:span></text:span><text:span text:style-name="Strong_20_Emphasis"><text:span text:style-name="T153">Super</text:span></text:span><text:span text:style-name="Strong_20_Emphasis"><text:span text:style-name="T63">-toets</text:span></text:span><text:span text:style-name="Strong_20_Emphasis"><text:span text:style-name="T43"><text:note text:id="ftn3" text:note-class="footnote"><text:note-citation>3</text:note-citation><text:note-body><text:p text:style-name="P70"><text:span text:style-name="T157">D</text:span>e <text:span text:style-name="T310">Super</text:span>-toets <text:span text:style-name="T212">is de Windows-toets, Command-toets </text:span><text:span text:style-name="T213">(Apple)</text:span><text:span text:style-name="T212">, of Vergrootglas-toets </text:span><text:span text:style-name="T213">(Chromebook)</text:span><text:span text:style-name="T212">.</text:span></text:p></text:note-body></text:note></text:span></text:span><text:span text:style-name="Strong_20_Emphasis"><text:span text:style-name="T58">, </text:span></text:span><text:span text:style-name="Strong_20_Emphasis"><text:span text:style-name="T68">t</text:span></text:span><text:span text:style-name="Strong_20_Emphasis"><text:span text:style-name="T62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3"> </text:span></text:span><text:span text:style-name="Strong_20_Emphasis"><text:span text:style-name="T69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 </text:span></text:span><text:span text:style-name="Strong_20_Emphasis"><text:span text:style-name="T101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1"/></text:span></text:p>
          </table:table-cell>
          <table:table-cell table:style-name="_31_._5f_Installatie_5f_voorbereiden.D4" office:value-type="string">
            <text:p text:style-name="P72"><text:span text:style-name="T3">Typ</text:span><text:span text:style-name="Strong_20_Emphasis"><text:span text:style-name="T53"> de</text:span></text:span><text:span text:style-name="Strong_20_Emphasis"><text:span text:style-name="T54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154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0"><text:span text:style-name="User_20_Entry"><text:span text:style-name="T27">wget karelzimmer.nl/</text:span></text:span><text:span text:style-name="User_20_Entry"><text:span text:style-name="T156">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0"><text:span text:style-name="User_20_Entry"><text:span text:style-name="T27">bash </text:span></text:span><text:span text:style-name="User_20_Entry"><text:span text:style-name="T156">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6"><draw:control text:anchor-type="as-char" draw:z-index="20" draw:name="Vorm 3" draw:style-name="gr1" draw:text-style-name="P92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6"><draw:control text:anchor-type="as-char" draw:z-index="21" draw:name="Vorm 4" draw:style-name="gr1" draw:text-style-name="P92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78">D</text:span></text:span><text:span text:style-name="Strong_20_Emphasis"><text:span text:style-name="T59">ruk </text:span></text:span><text:span text:style-name="Strong_20_Emphasis"><text:span text:style-name="T60">op de </text:span></text:span><text:span text:style-name="Strong_20_Emphasis"><text:span text:style-name="T153">Super</text:span></text:span><text:span text:style-name="Strong_20_Emphasis"><text:span text:style-name="T60">-toets</text:span></text:span><text:span text:style-name="Strong_20_Emphasis"><text:span text:style-name="T44"><text:note-ref text:note-class="footnote" text:reference-format="text" text:ref-name="ftn3">3</text:note-ref></text:span></text:span><text:span text:style-name="Strong_20_Emphasis"><text:span text:style-name="T58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96">men</text:span></text:span><text:span text:style-name="Strong_20_Emphasis"><text:span text:style-name="T97">u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</text:span></text:span><text:span text:style-name="Strong_20_Emphasis"><text:span text:style-name="T87">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1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1">Selecteer</text:span></text:span><text:span text:style-name="Strong_20_Emphasis"><text:span text:style-name="T57"> </text:span></text:span><text:span text:style-name="Strong_20_Emphasis"><text:span text:style-name="T107">1</text:span></text:span><text:span text:style-name="Strong_20_Emphasis"><text:span text:style-name="T90"> </text:span></text:span><text:span text:style-name="Strong_20_Emphasis"><text:span text:style-name="T91">Installatie voorbereiden</text:span></text:span><text:span text:style-name="Strong_20_Emphasis"><text:span text:style-name="T77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6"><text:bookmark-start text:name="__RefNumPara__4009_1271708128"/><text:span text:style-name="Strong_20_Emphasis"><text:span text:style-name="T203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6"><draw:control text:anchor-type="as-char" draw:z-index="2" draw:name="Vorm9" draw:style-name="gr1" draw:text-style-name="P9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206">Start de computer op vanaf</text:span><text:span text:style-name="T206"><text:note text:id="ftn4" text:note-class="footnote"><text:note-citation>1</text:note-citation><text:note-body><text:p text:style-name="P77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</text:span></text:span><text:span text:style-name="Definition"><text:span text:style-name="T145"> </text:span></text:span><text:span text:style-name="User_20_Entry"><text:span text:style-name="T155">Esc</text:span></text:span><text:span text:style-name="User_20_Entry"><text:span text:style-name="T148">,</text:span></text:span><text:span text:style-name="Definition"><text:span text:style-name="T145"> </text:span></text:span><text:span text:style-name="User_20_Entry"><text:span text:style-name="T155">Delete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2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9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0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1</text:span></text:span><text:span text:style-name="User_20_Entry"><text:span text:style-name="T149">,</text:span></text:span><text:span text:style-name="Definition"><text:span text:style-name="T145"> </text:span></text:span><text:span text:style-name="Definition"><text:span text:style-name="T146">o</text:span></text:span><text:span text:style-name="Definition"><text:span text:style-name="T147">f</text:span></text:span><text:span text:style-name="Definition"><text:span text:style-name="T145"> </text:span></text:span><text:span text:style-name="User_20_Entry"><text:span text:style-name="T155">F12</text:span></text:span><text:span text:style-name="User_20_Entry"><text:span text:style-name="T149">.</text:span></text:span></text:p></text:note-body></text:note></text:span><text:span text:style-name="T206"> </text:span><text:span text:style-name="T210">een </text:span><text:span text:style-name="Strong_20_Emphasis"><text:span text:style-name="T182"><text:user-field-get text:name="Distro">Ubuntu</text:user-field-get></text:span></text:span><text:span text:style-name="T205"><text:s/></text:span><text:span text:style-name="T183"><text:user-field-get text:name="Version">24.04</text:user-field-get></text:span><text:span text:style-name="T183"><text:s/></text:span><text:span text:style-name="Strong_20_Emphasis"><text:span text:style-name="T184">Desktop</text:span></text:span><text:span text:style-name="Strong_20_Emphasis"><text:span text:style-name="T110"> </text:span></text:span><text:span text:style-name="Strong_20_Emphasis"><text:span text:style-name="T111">L</text:span></text:span><text:span text:style-name="T112">ive</text:span><text:span text:style-name="T112"><text:note text:id="ftn5" text:note-class="footnote"><text:note-citation>2</text:note-citation><text:note-body><text:p text:style-name="P67"><text:span text:style-name="T280">Vanaf ee</text:span>n <text:span text:style-name="T308">L</text:span>ive <text:span text:style-name="T307">USB</text:span><text:span text:style-name="T283">-stick</text:span><text:span text:style-name="T22"> </text:span>kunt <text:span text:style-name="T280">u opstarten en</text:span> <text:span text:style-name="T18">met </text:span><text:span text:style-name="Strong_20_Emphasis"><text:span text:style-name="T214"><text:user-field-get text:name="Distro">Ubuntu</text:user-field-get></text:span></text:span><text:span text:style-name="Strong_20_Emphasis"><text:span text:style-name="T214"><text:s/></text:span></text:span>werken zonder enige bestanden op de harde schijf te wijzigen en maakt ook installatie van <text:span text:style-name="Strong_20_Emphasis"><text:span text:style-name="T214"><text:user-field-get text:name="Distro">Ubuntu</text:user-field-get></text:span></text:span><text:span text:style-name="Strong_20_Emphasis"><text:span text:style-name="T214"><text:s/></text:span></text:span>mogelijk.</text:p></text:note-body></text:note></text:span><text:span text:style-name="T112"> </text:span><text:span text:style-name="T115">USB</text:span><text:span text:style-name="T113">-stick</text:span><text:span text:style-name="T113"><text:note text:id="ftn6" text:note-class="footnote"><text:note-citation>3</text:note-citation><text:note-body><text:p text:style-name="P82"><text:span text:style-name="Strong_20_Emphasis"><text:span text:style-name="T127">Maak een opstartbare USB-stick</text:span></text:span><text:span text:style-name="Strong_20_Emphasis"><text:span text:style-name="T123">:<text:line-break/></text:span></text:span><text:span text:style-name="Strong_20_Emphasis"><text:span text:style-name="T118">Download </text:span></text:span><text:span text:style-name="Strong_20_Emphasis"><text:span text:style-name="T119">een </text:span></text:span><text:span text:style-name="Strong_20_Emphasis"><text:span text:style-name="T129"><text:user-field-get text:name="Distro">Ubuntu</text:user-field-get></text:span></text:span><text:span text:style-name="Strong_20_Emphasis"><text:span text:style-name="T129"><text:s/>Desktop </text:span></text:span><text:span text:style-name="Strong_20_Emphasis"><text:span text:style-name="T129"><text:user-field-get text:name="Version">24.04</text:user-field-get></text:span></text:span><text:span text:style-name="Strong_20_Emphasis"><text:span text:style-name="T129"><text:s/></text:span></text:span><text:span text:style-name="Strong_20_Emphasis"><text:span text:style-name="T131">LTS </text:span></text:span><text:span text:style-name="Strong_20_Emphasis"><text:span text:style-name="T124">CD</text:span></text:span><text:span text:style-name="Strong_20_Emphasis"><text:span text:style-name="T126">-beeldbestand</text:span></text:span><text:span text:style-name="Strong_20_Emphasis"><text:span text:style-name="T120"> </text:span></text:span><text:span text:style-name="Strong_20_Emphasis"><text:span text:style-name="T121">(.iso) </text:span></text:span><text:span text:style-name="Strong_20_Emphasis"><text:span text:style-name="T120">vanaf </text:span></text:span><text:a xlink:type="simple" xlink:href="https://ubuntu.com/download" text:style-name="Internet_20_link" text:visited-style-name="Visited_20_Internet_20_Link"><text:span text:style-name="Strong_20_Emphasis"><text:span text:style-name="T282">ubuntu.com/download</text:span></text:span></text:a><text:span text:style-name="Strong_20_Emphasis"><text:span text:style-name="T120">.</text:span></text:span><text:span text:style-name="Strong_20_Emphasis"><text:span text:style-name="T122"><text:line-break/>De </text:span></text:span><text:span text:style-name="Strong_20_Emphasis"><text:span text:style-name="T125">ver</text:span></text:span><text:span text:style-name="Strong_20_Emphasis"><text:span text:style-name="T122">volgstappen staan beschreven in </text:span></text:span><text:span text:style-name="Strong_20_Emphasis"><text:span text:style-name="T130">Linux informatie</text:span></text:span><text:span text:style-name="Strong_20_Emphasis"><text:span text:style-name="T122">, te vinden op </text:span></text:span><text:a xlink:type="simple" xlink:href="https://karelzimmer.nl/" text:style-name="Internet_20_link" text:visited-style-name="Visited_20_Internet_20_Link"><text:span text:style-name="Strong_20_Emphasis"><text:span text:style-name="T281">karelzimmer.nl</text:span></text:span></text:a><text:span text:style-name="Strong_20_Emphasis"><text:span text:style-name="T122">, onder </text:span></text:span><text:span text:style-name="Strong_20_Emphasis"><text:span text:style-name="T130">Linux</text:span></text:span><text:span text:style-name="Strong_20_Emphasis"><text:span text:style-name="T122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1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1">Selecteer</text:span></text:span><text:span text:style-name="Strong_20_Emphasis"><text:span text:style-name="T48"> </text:span></text:span><text:span text:style-name="Strong_20_Emphasis"><text:span text:style-name="T102">Try or Install Ubuntu</text:span></text:span><text:span text:style-name="Strong_20_Emphasis"><text:span text:style-name="T46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16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installatie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6"><draw:control text:anchor-type="as-char" draw:z-index="7" draw:name="Vorm 6" draw:style-name="gr1" draw:text-style-name="P9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207">Kies</text:span><text:span text:style-name="T208"> </text:span><text:span text:style-name="T211">Nederlands</text:span><text:span text:style-name="T208"> en klik</text:span><text:span text:style-name="T209"> </text:span><text:span text:style-name="T208">op</text:span><text:span text:style-name="T207"> </text:span><text:span text:style-name="T204">Next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1"><draw:control text:anchor-type="as-char" draw:z-index="26" draw:name="Vorm 10" draw:style-name="gr1" draw:text-style-name="P92" svg:width="0.35cm" svg:height="0.35cm" draw:control="control25"/></text:span></text:span></text:p>
          </table:table-cell>
          <table:table-cell table:style-name="_32_._5f_Installatie_5f_uitvoeren.C7" office:value-type="string">
            <text:p text:style-name="P10"><text:span text:style-name="T232">Bij</text:span><text:span text:style-name="T225"> </text:span><text:span text:style-name="Strong_20_Emphasis"><text:span text:style-name="T235">Kies uw toetsenbordindeling</text:span>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81">Kies <text:span text:style-name="T311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1"><draw:control text:anchor-type="as-char" draw:z-index="27" draw:name="Vorm 11" draw:style-name="gr1" draw:text-style-name="P92" svg:width="0.35cm" svg:height="0.35cm" draw:control="control26"/></text:span></text:span></text:p>
          </table:table-cell>
          <table:table-cell table:style-name="_32_._5f_Installatie_5f_uitvoeren.C7" office:value-type="string">
            <text:p text:style-name="P10"><text:span text:style-name="T232">Bij</text:span><text:span text:style-name="T225"> </text:span><text:span text:style-name="Strong_20_Emphasis"><text:span text:style-name="T236">What apps would you like to install to start with?</text:span></text:span><text:span text:style-name="Strong_20_Emphasis"><text:span text:style-name="T221"> kies </text:span></text:span><text:span text:style-name="Strong_20_Emphasis"><text:span text:style-name="T236">Extended selection</text:span></text:span><text:span text:style-name="Strong_20_Emphasis"><text:span text:style-name="T221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1"><draw:control text:anchor-type="as-char" draw:z-index="6" draw:name="Vorm 1" draw:style-name="gr1" draw:text-style-name="P92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32">Bij</text:span><text:span text:style-name="T225"> </text:span><text:span text:style-name="Strong_20_Emphasis"><text:span text:style-name="T233">Create your account</text:span>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31">V</text:span><text:span text:style-name="T226">ul </text:span><text:span text:style-name="T227">in </text:span><text:span text:style-name="Strong_20_Emphasis"><text:span text:style-name="T233">Your</text:span></text:span><text:span text:style-name="Strong_20_Emphasis"><text:span text:style-name="T228"> n</text:span></text:span><text:span text:style-name="Strong_20_Emphasis"><text:span text:style-name="T229">am</text:span></text:span><text:span text:style-name="Strong_20_Emphasis"><text:span text:style-name="T233">e</text:span></text:span><text:span text:style-name="Strong_20_Emphasis"><text:span text:style-name="T217"> </text:span></text:span><text:span text:style-name="Definition"><text:span text:style-name="T4">gebruiker</text:span></text:span><text:span text:style-name="Strong_20_Emphasis"><text:span text:style-name="T218">, <text:line-break/></text:span></text:span><text:span text:style-name="Strong_20_Emphasis"><text:span text:style-name="T233">You</text:span></text:span><text:span text:style-name="Strong_20_Emphasis"><text:span text:style-name="T239">r</text:span></text:span><text:span text:style-name="Strong_20_Emphasis"><text:span text:style-name="T228"> </text:span></text:span><text:span text:style-name="Strong_20_Emphasis"><text:span text:style-name="T230">computer</text:span></text:span><text:span text:style-name="Strong_20_Emphasis"><text:span text:style-name="T238">'s </text:span></text:span><text:span text:style-name="Strong_20_Emphasis"><text:span text:style-name="T237">name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17">,<text:line-break/></text:span></text:span><text:span text:style-name="Strong_20_Emphasis"><text:span text:style-name="T234">Your username</text:span></text:span><text:span text:style-name="Strong_20_Emphasis"><text:span text:style-name="T217"> </text:span></text:span><text:span text:style-name="Definition"><text:span text:style-name="T4">gebruikersnaam</text:span></text:span><text:span text:style-name="Strong_20_Emphasis"><text:span text:style-name="T217">, </text:span></text:span><text:span text:style-name="Strong_20_Emphasis"><text:span text:style-name="T220">en</text:span></text:span><text:span text:style-name="Strong_20_Emphasis"><text:span text:style-name="T217"><text:line-break/></text:span></text:span><text:span text:style-name="Strong_20_Emphasis"><text:span text:style-name="T219">g</text:span></text:span><text:span text:style-name="Strong_20_Emphasis"><text:span text:style-name="T216">eef tweemaal een </text:span></text:span><text:span text:style-name="Strong_20_Emphasis"><text:span text:style-name="T224">wachtwoord</text:span></text:span><text:span text:style-name="Strong_20_Emphasis"><text:span text:style-name="T216">.</text:span></text:span></text:p>
          </table:table-cell>
        </table:table-row>
      </table:table>
      <text:p text:style-name="P43"><text:span text:style-name="Strong_20_Emphasis"><text:span text:style-name="T88"/></text:span></text:p>
      <text:list text:continue-numbering="true" text:style-name="L1">
        <text:list-item>
          <text:p text:style-name="P85"><text:span text:style-name="Strong_20_Emphasis"><text:span text:style-name="T103">Installatie </text:span></text:span><text:span text:style-name="Strong_20_Emphasis"><text:span text:style-name="T104">afronden</text:span></text:span></text:p>
        </text:list-item>
      </text:list>
      <text:p text:style-name="P44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6"><draw:control text:anchor-type="as-char" draw:z-index="3" draw:name="Vorm24" draw:style-name="gr1" draw:text-style-name="P9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7">Aanmelden als </text:span></text:span><text:span text:style-name="Definition"><text:span text:style-name="T11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89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85"><draw:control text:anchor-type="as-char" draw:z-index="10" draw:name="Vorm13_1" draw:style-name="gr1" draw:text-style-name="P92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welkomst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6"><draw:control text:anchor-type="as-char" draw:z-index="22" draw:name="Vorm 5" draw:style-name="gr1" draw:text-style-name="P92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79">D</text:span></text:span><text:span text:style-name="Strong_20_Emphasis"><text:span text:style-name="T70">ruk</text:span></text:span><text:span text:style-name="Strong_20_Emphasis"><text:span text:style-name="T58"> op</text:span></text:span><text:span text:style-name="Strong_20_Emphasis"><text:span text:style-name="T71"> de </text:span></text:span><text:span text:style-name="Strong_20_Emphasis"><text:span text:style-name="T153">Super</text:span></text:span><text:span text:style-name="Strong_20_Emphasis"><text:span text:style-name="T71">-toets</text:span></text:span><text:span text:style-name="Strong_20_Emphasis"><text:span text:style-name="T45"><text:note text:id="ftn7" text:note-class="footnote"><text:note-citation>1</text:note-citation><text:note-body><text:p text:style-name="P42"><text:span text:style-name="T170">De </text:span><text:span text:style-name="T215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8">, </text:span></text:span><text:span text:style-name="Strong_20_Emphasis"><text:span text:style-name="T68">t</text:span></text:span><text:span text:style-name="Strong_20_Emphasis"><text:span text:style-name="T62">yp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53"> </text:span></text:span><text:span text:style-name="Strong_20_Emphasis"><text:span text:style-name="T69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 </text:span></text:span><text:span text:style-name="Strong_20_Emphasis"><text:span text:style-name="T101">Terminalvenst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1"/></text:span></text:p>
          </table:table-cell>
          <table:table-cell table:style-name="_33_._5f_Installatie_5f_afronden.C6" office:value-type="string">
            <text:p text:style-name="P74"><text:span text:style-name="T5">Typ</text:span><text:span text:style-name="Strong_20_Emphasis"><text:span text:style-name="T53"> de</text:span></text:span><text:span text:style-name="Strong_20_Emphasis"><text:span text:style-name="T72">z</text:span></text:span><text:span text:style-name="Strong_20_Emphasis"><text:span text:style-name="T53">e </text:span></text:span><text:span text:style-name="Strong_20_Emphasis"><text:span text:style-name="T55">twee </text:span></text:span><text:span text:style-name="Strong_20_Emphasis"><text:span text:style-name="T53">opdrachten, ieder gevolgd door de </text:span></text:span><text:span text:style-name="Strong_20_Emphasis"><text:span text:style-name="T154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0"><text:span text:style-name="User_20_Entry"><text:span text:style-name="T27">wget karelzimmer.nl/</text:span></text:span><text:span text:style-name="User_20_Entry"><text:span text:style-name="T156">getdeb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0"><text:span text:style-name="User_20_Entry"><text:span text:style-name="T27">bash </text:span></text:span><text:span text:style-name="User_20_Entry"><text:span text:style-name="T156">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6"><draw:control text:anchor-type="as-char" draw:z-index="23" draw:name="Vorm 7" draw:style-name="gr1" draw:text-style-name="P92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75"><text:span text:style-name="Strong_20_Emphasis"><text:span text:style-name="T79">D</text:span></text:span><text:span text:style-name="Strong_20_Emphasis"><text:span text:style-name="T74">ruk</text:span></text:span><text:span text:style-name="Strong_20_Emphasis"><text:span text:style-name="T73"> op</text:span></text:span><text:span text:style-name="Strong_20_Emphasis"><text:span text:style-name="T71"> de </text:span></text:span><text:span text:style-name="Strong_20_Emphasis"><text:span text:style-name="T153">Super</text:span></text:span><text:span text:style-name="Strong_20_Emphasis"><text:span text:style-name="T71">-toets</text:span></text:span><text:span text:style-name="Strong_20_Emphasis"><text:span text:style-name="T43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68">t</text:span></text:span><text:span text:style-name="Strong_20_Emphasis"><text:span text:style-name="T62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63"> </text:span></text:span><text:span text:style-name="Strong_20_Emphasis"><text:span text:style-name="T69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1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1">Selecteer</text:span></text:span><text:span text:style-name="Strong_20_Emphasis"><text:span text:style-name="T66"> </text:span></text:span><text:span text:style-name="Strong_20_Emphasis"><text:span text:style-name="T108">3</text:span></text:span><text:span text:style-name="Strong_20_Emphasis"><text:span text:style-name="T92"> </text:span></text:span><text:span text:style-name="Strong_20_Emphasis"><text:span text:style-name="T93">Installatie</text:span></text:span><text:span text:style-name="Strong_20_Emphasis"><text:span text:style-name="T94"> </text:span></text:span><text:span text:style-name="Strong_20_Emphasis"><text:span text:style-name="T95">afronden</text:span></text:span><text:span text:style-name="Strong_20_Emphasis"><text:span text:style-name="T77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44"><text:span text:style-name="Strong_20_Emphasis"><text:span text:style-name="T47"><text:tab/></text:span></text:span></text:p>
      <text:p text:style-name="P45"><text:span text:style-name="Strong_20_Emphasis"><text:span text:style-name="T67"/></text:span></text:p>
      <text:p text:style-name="P46"><text:span text:style-name="Strong_20_Emphasis"><text:span text:style-name="T57"/></text:span></text:p>
      <text:list text:continue-numbering="true" text:style-name="L1">
        <text:list-item>
          <text:p text:style-name="P88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6"><draw:control text:anchor-type="as-char" draw:z-index="4" draw:name="Vorm40_0" draw:style-name="gr1" draw:text-style-name="P92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6"><draw:control text:anchor-type="as-char" draw:z-index="9" draw:name="Vorm40_ 1" draw:style-name="gr1" draw:text-style-name="P92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7">Aanmelden als </text:span></text:span><text:span text:style-name="Definition"><text:span text:style-name="T11">gebruiker</text:span></text:span><text:span text:style-name="Strong_20_Emphasis"><text:span text:style-name="T75"><text:note text:id="ftn8" text:note-class="footnote"><text:note-citation>1</text:note-citation><text:note-body><text:p text:style-name="P54"><text:span text:style-name="User_20_Entry"><text:span text:style-name="T150">E</text:span></text:span><text:span text:style-name="User_20_Entry"><text:span text:style-name="T152">ventuele extra </text:span></text:span><text:span text:style-name="Definition"><text:span text:style-name="T305">gebruiker</text:span></text:span><text:span text:style-name="User_20_Entry"><text:span text:style-name="T151">s</text:span></text:span><text:span text:style-name="User_20_Entry"><text:span text:style-name="T152"> aanmelden en dezelfde stappen uitvoeren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85"><draw:control text:anchor-type="as-char" draw:z-index="11" draw:name="Vorm13_ 1" draw:style-name="gr1" draw:text-style-name="P92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</text:span></text:span><text:span text:style-name="Strong_20_Emphasis"><text:span text:style-name="T35">scherm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6"><draw:control text:anchor-type="as-char" draw:z-index="24" draw:name="Vorm 8" draw:style-name="gr1" draw:text-style-name="P92" svg:width="0.35cm" svg:height="0.35cm" draw:control="control23"/></text:span></text:span></text:p>
          </table:table-cell>
          <table:table-cell table:style-name="Tabel2.A1" office:value-type="string">
            <text:p text:style-name="P65"><text:span text:style-name="Strong_20_Emphasis"><text:span text:style-name="T86"><draw:control text:anchor-type="as-char" draw:z-index="25" draw:name="Vorm 9" draw:style-name="gr1" draw:text-style-name="P92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80">D</text:span></text:span><text:span text:style-name="Strong_20_Emphasis"><text:span text:style-name="T74">ruk</text:span></text:span><text:span text:style-name="Strong_20_Emphasis"><text:span text:style-name="T73"> op</text:span></text:span><text:span text:style-name="Strong_20_Emphasis"><text:span text:style-name="T71"> de </text:span></text:span><text:span text:style-name="Strong_20_Emphasis"><text:span text:style-name="T153">Super</text:span></text:span><text:span text:style-name="Strong_20_Emphasis"><text:span text:style-name="T71">-toets</text:span></text:span><text:span text:style-name="Strong_20_Emphasis"><text:span text:style-name="T43"><text:note text:id="ftn9" text:note-class="footnote"><text:note-citation>2</text:note-citation><text:note-body><text:p text:style-name="P41"><text:span text:style-name="T170">De </text:span><text:span text:style-name="T215">Super</text:span><text:span text:style-name="T170">-toets is de Windows-toets, Command-toets </text:span><text:span text:style-name="T171">(Apple)</text:span><text:span text:style-name="T170">, of Vergrootglas-toets </text:span><text:span text:style-name="T171">(Chromebook)</text:span><text:span text:style-name="T170">.</text:span></text:p></text:note-body></text:note></text:span></text:span><text:span text:style-name="Strong_20_Emphasis"><text:span text:style-name="T58">, </text:span></text:span><text:span text:style-name="Strong_20_Emphasis"><text:span text:style-name="T68">t</text:span></text:span><text:span text:style-name="Strong_20_Emphasis"><text:span text:style-name="T62">yp </text:span></text:span><text:span text:style-name="Strong_20_Emphasis"><text:span text:style-name="T98">men</text:span></text:span><text:span text:style-name="Strong_20_Emphasis"><text:span text:style-name="T97">u</text:span></text:span><text:span text:style-name="Strong_20_Emphasis"><text:span text:style-name="T63"> </text:span></text:span><text:span text:style-name="Strong_20_Emphasis"><text:span text:style-name="T69">e</text:span></text:span><text:span text:style-name="Strong_20_Emphasis"><text:span text:style-name="T52">n </text:span></text:span><text:span text:style-name="Strong_20_Emphasis"><text:span text:style-name="T65">k</text:span></text:span><text:span text:style-name="Strong_20_Emphasis"><text:span text:style-name="T52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20"><text:span text:style-name="Strong_20_Emphasis"><text:span text:style-name="T81">Selecteer</text:span></text:span><text:span text:style-name="Strong_20_Emphasis"><text:span text:style-name="T66"> </text:span></text:span><text:span text:style-name="Strong_20_Emphasis"><text:span text:style-name="T108">4</text:span></text:span><text:span text:style-name="Strong_20_Emphasis"><text:span text:style-name="T92"> </text:span></text:span><text:span text:style-name="Strong_20_Emphasis"><text:span text:style-name="T83">Gebruiker inrichten</text:span></text:span><text:span text:style-name="Strong_20_Emphasis"><text:span text:style-name="T77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6">olg </text:span></text:span><text:span text:style-name="Strong_20_Emphasis"><text:span text:style-name="T57">de aanwijzingen op het scherm.</text:span></text:span></text:p>
          </table:table-cell>
        </table:table-row>
      </table:table>
      <text:p text:style-name="P14"><text:span text:style-name="Strong_20_Emphasis"><text:span text:style-name="T76"/></text:span></text:p>
      <text:p text:style-name="P37"/>
      <text:p text:style-name="P38"><text:span text:style-name="T164">E</text:span><text:span text:style-name="T165">inde c</text:span><text:span text:style-name="T166">hecklist, </text:span><text:span text:style-name="T167">d</text:span><text:span text:style-name="T166">e installatie van </text:span><text:span text:style-name="Strong_20_Emphasis"><text:span text:style-name="T180"><text:user-field-get text:name="Distro">Ubuntu</text:user-field-get></text:span></text:span><text:span text:style-name="T168"><text:s/></text:span><text:span text:style-name="T169"><text:user-field-get text:name="Version">24.04</text:user-field-get></text:span><text:span text:style-name="T169"><text:s/></text:span><text:span text:style-name="Strong_20_Emphasis"><text:span text:style-name="T181">Desktop</text:span></text:span><text:span text:style-name="Strong_20_Emphasis"><text:span text:style-name="T109"> </text:span></text:span><text:span text:style-name="T166">is voltooid.</text:span></text:p>
      <text:p text:style-name="P8"/>
      <text:list text:style-name="L2">
        <text:list-header>
          <text:p text:style-name="P89"><text:span text:style-name="Emphasis"><text:span text:style-name="T2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301">.</text:span></text:span></text:p>
          <text:p text:style-name="P90"><text:span text:style-name="Emphasis"><text:span text:style-name="T301">C</text:span></text:span><text:span text:style-name="Emphasis"><text:span text:style-name="T302">C0</text:span></text:span><text:span text:style-name="Emphasis"><text:span text:style-name="T301"> 1.0 </text:span></text:span><text:span text:style-name="Emphasis"><text:span text:style-name="T303">Universeel</text:span></text:span><text:span text:style-name="Emphasis"><text:span text:style-name="T301"> </text:span></text:span><text:span text:style-name="Emphasis"><text:span text:style-name="T2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8"><text:s/></text:span></text:span><text:span text:style-name="Emphasis"><text:span text:style-name="T2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7-11T20:20:53.648017044">11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11T20:20:53.496017404</dc:date>
    <meta:keyword>Installatie</meta:keyword>
    <meta:keyword>Checklist</meta:keyword>
    <meta:keyword>Linux</meta:keyword>
    <meta:editing-cycles>6908</meta:editing-cycles>
    <meta:editing-duration>P12DT8H55M5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09" meta:character-count="3633" meta:non-whitespace-character-count="3153"/>
    <meta:user-defined meta:name="Info 1"/>
    <meta:user-defined meta:name="Info 2"/>
    <meta:user-defined meta:name="Info 3"/>
    <meta:user-defined meta:name="Info 4"/>
  </office:meta>
</office:document-meta>
</file>